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1116" officeooo:paragraph-rsid="00151116"/>
    </style:style>
    <style:style style:name="P2" style:family="paragraph" style:parent-style-name="Standard">
      <style:text-properties fo:font-size="26pt" fo:font-weight="bold" officeooo:rsid="00151116" officeooo:paragraph-rsid="00151116" style:font-size-asian="26pt" style:font-weight-asian="bold" style:font-size-complex="26pt" style:font-weight-complex="bold"/>
    </style:style>
    <style:style style:name="P3" style:family="paragraph" style:parent-style-name="Standard">
      <style:text-properties fo:font-size="20pt" fo:font-weight="bold" officeooo:rsid="00151116" officeooo:paragraph-rsid="00151116" style:font-size-asian="20pt" style:font-weight-asian="bold" style:font-size-complex="20pt" style:font-weight-complex="bold"/>
    </style:style>
    <style:style style:name="P4" style:family="paragraph" style:parent-style-name="Standard">
      <style:text-properties fo:font-size="20pt" fo:font-weight="normal" officeooo:rsid="00151116" officeooo:paragraph-rsid="00151116" style:font-size-asian="20pt" style:font-weight-asian="normal" style:font-size-complex="20pt" style:font-weight-complex="normal"/>
    </style:style>
    <style:style style:name="P5" style:family="paragraph" style:parent-style-name="Standard">
      <style:text-properties fo:font-size="14pt" officeooo:rsid="00151116" officeooo:paragraph-rsid="00151116" style:font-size-asian="14pt" style:font-size-complex="14pt"/>
    </style:style>
    <style:style style:name="P6" style:family="paragraph" style:parent-style-name="Standard">
      <style:text-properties fo:font-size="14pt" fo:font-weight="normal" officeooo:rsid="00151116" officeooo:paragraph-rsid="00151116" style:font-size-asian="14pt" style:font-weight-asian="normal" style:font-size-complex="14pt" style:font-weight-complex="normal"/>
    </style:style>
    <style:style style:name="T1"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amen Ingenieria Web Parte 3</text:p>
      <text:p text:style-name="P1"/>
      <text:p text:style-name="P3">URL utilizada:</text:p>
      <text:p text:style-name="P1"><text:span text:style-name="T1">La URL en la que se ha desplegado la aplicacion ha sido: </text:span><text:a xlink:type="simple" xlink:href="http://16.171.154.32/" text:style-name="Internet_20_link" text:visited-style-name="Visited_20_Internet_20_Link"><text:span text:style-name="T1">http://16.171.154.32/</text:span></text:a></text:p>
      <text:p text:style-name="P1"/>
      <text:p text:style-name="P3">Base de datos utilizada:</text:p>
      <text:p text:style-name="P5">Debido a la caida de mongoDB he utilizado un cluster proporcionado por el profesor, que es el siguiente: mongodb+srv://canal:canal@cluster0.vodgj.mongodb.net/?retryWrites=true&amp;w=majority</text:p>
      <text:p text:style-name="P5"/>
      <text:p text:style-name="P5">Antes de contar con este cluster estuve haciendo pruebas en local con json-server</text:p>
      <text:p text:style-name="P1"/>
      <text:p text:style-name="P3">Tecnologias utilizadas:</text:p>
      <text:p text:style-name="P5">Como base de datos se ha utilizado mongoDB, las tecnologias utilizadas para el backend han sido node, express y mongoose como orm para mongoDB. Las tecnologias empleadas en el frontend han sido node, express y react, ademas de las librerias necesarias para realizar la autenticacion con google oauth y las api de los mapas.</text:p>
      <text:p text:style-name="P1"/>
      <text:p text:style-name="P3">Despliegue:</text:p>
      <text:p text:style-name="P5">Para desplegar la aplicacion debemos primero dirigirnos al directorio backend y ejecutar el comando “npm start” para iniciarlo, luego nos dirigimos al directorio frontend y ejecutamos de nuevo el comando “npm start”, una vez ambos procesos hayan iniciado nos dirigimos a la direccion </text:p>
      <text:p text:style-name="P1"><text:a xlink:type="simple" xlink:href="http://localhost:3000/" text:style-name="Internet_20_link" text:visited-style-name="Visited_20_Internet_20_Link"><text:span text:style-name="T1">http://localhost:3000/</text:span></text:a><text:span text:style-name="T1"> para utilizar el programa, si queremos probar la api del backend podemos hacer peticiones a la direccion </text:span><text:a xlink:type="simple" xlink:href="http://localhost:4000/" text:style-name="Internet_20_link" text:visited-style-name="Visited_20_Internet_20_Link"><text:span text:style-name="T1">http://localhost:4000/</text:span></text:a></text:p>
      <text:p text:style-name="P1"/>
      <text:p text:style-name="P3">Funcionalidades y problemas:</text:p>
      <text:p text:style-name="P6">Se han intentado implementar todas las funcionalidades solicitadas, pero por falta de tiempo algunas no estan implementadas completamente, en el caso del login, ha habido problemas con el context de react y se ha decido no terminar de implementarlo para terminar el resto de funcionalidades, por ello si no puede logearse acceda a la direccion <text:a xlink:type="simple" xlink:href="http://localhost:3000/home" text:style-name="Internet_20_link" text:visited-style-name="Visited_20_Internet_20_Link">http://localhost:3000/home</text:a> directamente, por otro lado debido a esto todos los usuarios tienen permiso para borrar pagos de otros usuarios, de nuevo de haberse implementado el contexto del login se habria solventado esto, las imagenes funcionan correctamente, estas se almacenan en Cloudinary, en el apartado de localizacion la dirreccion se guarda directamente y no se convierte a latitud y longitud correctamente, de nuevo esto se ha decidido no implementar por falta de tiempo, en cambio la visualizacion del mapa funciona correctamente, por otro lado el listado de pagos funciona correctamente, pero no se ha implementado el calculo del saldo</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7T19:06:19.383584417</meta:creation-date>
    <dc:date>2024-01-17T19:27:32.112124576</dc:date>
    <meta:editing-duration>PT21M14S</meta:editing-duration>
    <meta:editing-cycles>1</meta:editing-cycles>
    <meta:document-statistic meta:table-count="0" meta:image-count="0" meta:object-count="0" meta:page-count="1" meta:paragraph-count="13" meta:word-count="331" meta:character-count="2221" meta:non-whitespace-character-count="1902"/>
    <meta:generator>LibreOffice/7.5.3.2$Linux_X86_64 LibreOffice_project/50$Build-2</meta:generator>
  </office:meta>
</office:document-meta>
</file>